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153]" office:value-type="float" office:value="556.4451">
            <text:p>556</text:p>
          </table:table-cell>
          <table:table-cell table:style-name="ce2" table:formula="of:=[.L153]" office:value-type="float" office:value="2740.2956">
            <text:p>2,740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4" table:formula="of:=[.O16]/[.O44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41]/[.B12]" office:value-type="percentage" office:value="0.989501986808761">
            <text:p>98.95%</text:p>
          </table:table-cell>
          <table:table-cell table:style-name="ce4" table:formula="of:=[.L41]/[.C12]" office:value-type="percentage" office:value="0.974335717650315">
            <text:p>97.43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4" table:formula="of:=[.O17]/[.O4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8]/[.O4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4" table:formula="of:=[.O19]/[.O47]" office:value-type="percentage" office:value="0.963362068965517">
            <text:p>96.34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4" table:formula="of:=[.O20]/[.O4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21]/[.O4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4" table:formula="of:=[.O22]/[.O50]" office:value-type="percentage" office:value="1.0187045781463">
            <text:p>101.8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4" table:formula="of:=[.O23]/[.O51]" office:value-type="percentage" office:value="0.977683992697993">
            <text:p>97.7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24]/[.O52]" office:value-type="percentage" office:value="0.777777777777778">
            <text:p>77.7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25]/[.O53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26]/[.O5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4" table:formula="of:=[.O27]/[.O55]" office:value-type="percentage" office:value="1.00378784825528">
            <text:p>100.3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4" table:formula="of:=[.O28]/[.O56]" office:value-type="percentage" office:value="1.00319737645333">
            <text:p>100.3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4" table:formula="of:=[.O29]/[.O57]" office:value-type="percentage" office:value="1.02300908466945">
            <text:p>102.3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4" table:formula="of:=[.O30]/[.O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31]/[.O5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4" table:formula="of:=[.O32]/[.O6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33]/[.O6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34]/[.O6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4" table:formula="of:=[.O35]/[.O6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4" table:formula="of:=[.O36]/[.O64]" office:value-type="percentage" office:value="1.00934498384684">
            <text:p>100.9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4" table:formula="of:=[.O37]/[.O6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3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4" table:formula="of:=[.O38]/[.O66]" office:value-type="percentage" office:value="1.03425771340604">
            <text:p>103.43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4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4" table:formula="of:=[.O39]/[.O67]" office:value-type="percentage" office:value="0">
            <text:p>#DIV/0!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4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6" table:number-columns-repeated="8"/>
          <table:table-cell table:number-columns-repeated="971"/>
        </table:table-row>
        <table:table-row table:style-name="ro4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16:.K40])" office:value-type="float" office:value="550.603532">
            <text:p>550.60</text:p>
          </table:table-cell>
          <table:table-cell table:style-name="ce16" table:formula="of:=SUM([.L16:.L40])" office:value-type="float" office:value="2669.96788">
            <text:p>2,669.97</text:p>
          </table:table-cell>
          <table:table-cell table:number-columns-repeated="984"/>
        </table:table-row>
        <table:table-row table:style-name="ro3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41]/[.K97]" office:value-type="percentage" office:value="0.994011403147678">
            <text:p>99.40%</text:p>
          </table:table-cell>
          <table:table-cell table:style-name="ce17" table:formula="of:=[.L41]/[.L97]" office:value-type="percentage" office:value="0.980771951306812">
            <text:p>98.0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4" table:formula="of:=[.O44]/[.O72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69]/[.B12]" office:value-type="percentage" office:value="0.988432576726797">
            <text:p>98.84%</text:p>
          </table:table-cell>
          <table:table-cell table:style-name="ce4" table:formula="of:=[.L69]/[.C12]" office:value-type="percentage" office:value="0.987978161918006">
            <text:p>98.80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45]/[.O7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46]/[.O7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47]/[.O75]" office:value-type="percentage" office:value="1.01310043668122">
            <text:p>101.3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48]/[.O76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49]/[.O7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4" table:formula="of:=[.O50]/[.O78]" office:value-type="percentage" office:value="1.0276244248378">
            <text:p>102.7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4" table:formula="of:=[.O51]/[.O79]" office:value-type="percentage" office:value="1.0016809625837">
            <text:p>100.1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4" table:formula="of:=[.O52]/[.O80]" office:value-type="percentage" office:value="1.28571428571429">
            <text:p>128.5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53]/[.O81]" office:value-type="percentage" office:value="1.16666666666667">
            <text:p>116.6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54]/[.O8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4" table:formula="of:=[.O55]/[.O83]" office:value-type="percentage" office:value="1.0038022506036">
            <text:p>100.3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4" table:formula="of:=[.O56]/[.O84]" office:value-type="percentage" office:value="1.00886057032765">
            <text:p>100.8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4" table:formula="of:=[.O57]/[.O85]" office:value-type="percentage" office:value="0.996588279167425">
            <text:p>99.6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4" table:formula="of:=[.O58]/[.O8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59]/[.O8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60]/[.O8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61]/[.O8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62]/[.O9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63]/[.O9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64]/[.O9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4" table:formula="of:=[.O65]/[.O9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66]/[.O94]" office:value-type="percentage" office:value="0.990741536346451">
            <text:p>99.07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4" table:formula="of:=[.O67]/[.O95]" office:value-type="percentage" office:value="0">
            <text:p>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50.008464">
            <text:p>550.01</text:p>
          </table:table-cell>
          <table:table-cell table:style-name="ce16" table:formula="of:=SUM([.L44:.L68])" office:value-type="float" office:value="2707.35221">
            <text:p>2,707.35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4" table:formula="of:=[.O72]/[.O100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97]/[.B12]" office:value-type="percentage" office:value="0.995463415887749">
            <text:p>99.55%</text:p>
          </table:table-cell>
          <table:table-cell table:style-name="ce4" table:formula="of:=[.L97]/[.C12]" office:value-type="percentage" office:value="0.993437583886935">
            <text:p>99.34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73]/[.O10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74]/[.O10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4" table:formula="of:=[.O75]/[.O103]" office:value-type="percentage" office:value="0.987068965517241">
            <text:p>98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4" table:formula="of:=[.O76]/[.O10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77]/[.O10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4" table:formula="of:=[.O78]/[.O106]" office:value-type="percentage" office:value="1.03513958398882">
            <text:p>103.5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4" table:formula="of:=[.O79]/[.O107]" office:value-type="percentage" office:value="0.871978725600958">
            <text:p>87.2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80]/[.O10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81]/[.O109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82]/[.O11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4" table:formula="of:=[.O83]/[.O111]" office:value-type="percentage" office:value="0.998326637687512">
            <text:p>99.8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4" table:formula="of:=[.O84]/[.O112]" office:value-type="percentage" office:value="0.997544565413818">
            <text:p>99.75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4" table:formula="of:=[.O85]/[.O113]" office:value-type="percentage" office:value="1.02581828610052">
            <text:p>102.5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 table:formula="of:=[.O86]/[.O11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87]/[.O11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88]/[.O11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89]/[.O11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90]/[.O11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91]/[.O11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92]/[.O12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4" table:formula="of:=[.O93]/[.O121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4" table:formula="of:=[.O94]/[.O122]" office:value-type="percentage" office:value="1.00934498384684">
            <text:p>100.93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4" table:formula="of:=[.O95]/[.O123]" office:value-type="percentage" office:value="2">
            <text:p>2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53.92074">
            <text:p>553.92</text:p>
          </table:table-cell>
          <table:table-cell table:style-name="ce16" table:formula="of:=SUM([.L72:.L96])" office:value-type="float" office:value="2722.31264">
            <text:p>2,722.31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 table:formula="of:=[.O100]/[.O128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125]/[.B12]" office:value-type="percentage" office:value="1.00033377955885">
            <text:p>100.03%</text:p>
          </table:table-cell>
          <table:table-cell table:style-name="ce4" table:formula="of:=[.L125]/[.C12]" office:value-type="percentage" office:value="1.00118175572008">
            <text:p>100.12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01]/[.O12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02]/[.O13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03]/[.O13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04]/[.O13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4" table:formula="of:=[.O105]/[.O13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4" table:formula="of:=[.O106]/[.O134]" office:value-type="percentage" office:value="0.981889537090314">
            <text:p>98.1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4" table:formula="of:=[.O107]/[.O135]" office:value-type="percentage" office:value="1.01617292848923">
            <text:p>101.6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08]/[.O13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09]/[.O13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10]/[.O13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4" table:formula="of:=[.O111]/[.O139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4" table:formula="of:=[.O112]/[.O140]" office:value-type="percentage" office:value="0.989941909671122">
            <text:p>98.9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4" table:formula="of:=[.O113]/[.O141]" office:value-type="percentage" office:value="0.994562153760856">
            <text:p>99.4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 table:formula="of:=[.O114]/[.O14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15]/[.O14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116]/[.O14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17]/[.O14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18]/[.O14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119]/[.O14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20]/[.O14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21]/[.O149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122]/[.O15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23]/[.O151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56.63083">
            <text:p>556.63</text:p>
          </table:table-cell>
          <table:table-cell table:style-name="ce16" table:formula="of:=SUM([.L100:.L124])" office:value-type="float" office:value="2743.53396">
            <text:p>2,743.5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 table:formula="of:=[.O128]/[.O157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153]/[.B12]" office:value-type="percentage" office:value="1">
            <text:p>100.00%</text:p>
          </table:table-cell>
          <table:table-cell table:style-name="ce4" table:formula="of:=[.L153]/[.C12]" office:value-type="percentage" office:value="1">
            <text:p>100.00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29]/[.O1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30]/[.O15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31]/[.O16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32]/[.O16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4" table:formula="of:=[.O134]/[.O163]" office:value-type="percentage" office:value="1.0170364">
            <text:p>101.7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4" table:formula="of:=[.O135]/[.O164]" office:value-type="percentage" office:value="0.998204832155311">
            <text:p>99.8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36]/[.O165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37]/[.O166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38]/[.O167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4" table:formula="of:=[.O139]/[.O168]" office:value-type="percentage" office:value="1.00144587269551">
            <text:p>100.14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4" table:formula="of:=[.O140]/[.O169]" office:value-type="percentage" office:value="1.07649508894454">
            <text:p>107.65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4" table:formula="of:=[.O141]/[.O170]" office:value-type="percentage" office:value="1.04301837553003">
            <text:p>104.3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43]/[.O17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45]/[.O17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46]/[.O17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48]/[.O17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49]/[.O17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150]/[.O179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51]/[.O180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56.4451">
            <text:p>556.45</text:p>
          </table:table-cell>
          <table:table-cell table:style-name="ce16" table:formula="of:=SUM([.L128:.L152])" office:value-type="float" office:value="2740.2956">
            <text:p>2,740.3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4" table:formula="of:=[.O157]/[.O185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82]/[.B12]" office:value-type="percentage" office:value="1.00591652258237">
            <text:p>100.59%</text:p>
          </table:table-cell>
          <table:table-cell table:style-name="ce4" table:formula="of:=[.L182]/[.C12]" office:value-type="percentage" office:value="1.0110688788465">
            <text:p>101.1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58]/[.O18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59]/[.O18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60]/[.O18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61]/[.O18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4" table:formula="of:=[.O163]/[.O19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4" table:formula="of:=[.O164]/[.O192]" office:value-type="percentage" office:value="1.01681835238745">
            <text:p>101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4" table:formula="of:=[.O165]/[.O19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4" table:formula="of:=[.O166]/[.O19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4" table:formula="of:=[.O167]/[.O19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4" table:formula="of:=[.O168]/[.O196]" office:value-type="percentage" office:value="0.999565277711578">
            <text:p>99.9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4" table:formula="of:=[.O169]/[.O197]" office:value-type="percentage" office:value="0.990283885298991">
            <text:p>99.0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4" table:formula="of:=[.O170]/[.O198]" office:value-type="percentage" office:value="0.995705629765138">
            <text:p>99.5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72]/[.O20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74]/[.O20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75]/[.O20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77]/[.O20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78]/[.O20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179]/[.O20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80]/[.O208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7:.K181])" office:value-type="float" office:value="559.73732">
            <text:p>559.74</text:p>
          </table:table-cell>
          <table:table-cell table:style-name="ce16" table:formula="of:=SUM([.L157:.L181])" office:value-type="float" office:value="2770.6276">
            <text:p>2,770.6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/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10]/[.B12]" office:value-type="percentage" office:value="0.997934503691379">
            <text:p>99.79%</text:p>
          </table:table-cell>
          <table:table-cell table:style-name="ce4" table:formula="of:=[.L210]/[.C12]" office:value-type="percentage" office:value="1.01176766473661">
            <text:p>101.1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3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/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85:.K209])" office:value-type="float" office:value="555.2957647">
            <text:p>555.30</text:p>
          </table:table-cell>
          <table:table-cell table:style-name="ce16" table:formula="of:=SUM([.L185:.L209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364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144:stage.C17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5/27/2016</text:date>, <text:time>13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7T13:52:09</dc:date>
    <dc:creator>Balaji Iyengar</dc:creator>
    <meta:editing-duration>PT1708H22M40S</meta:editing-duration>
    <meta:editing-cycles>557</meta:editing-cycles>
    <meta:document-statistic meta:table-count="3" meta:cell-count="1493" meta:object-count="0"/>
    <meta:user-defined meta:name=""/>
  </office:meta>
</office:document-meta>
</file>